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top" draw:auto-grow-height="false" fo:min-height="7.89cm" fo:min-width="6.41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11cm" fo:min-width="1.46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493cm" fo:min-width="0.243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521cm" fo:min-width="3.468cm"/>
    </style:style>
    <style:style style:name="gr5" style:family="graphic" style:parent-style-name="standard">
      <style:graphic-properties svg:stroke-color="#ff0000" draw:fill="none" draw:textarea-horizontal-align="justify" draw:textarea-vertical-align="top" draw:auto-grow-height="false" fo:min-height="7.89cm" fo:min-width="6.418cm"/>
    </style:style>
    <style:style style:name="gr6" style:family="graphic" style:parent-style-name="standard">
      <style:graphic-properties svg:stroke-color="#00a933" draw:fill="none" draw:textarea-horizontal-align="justify" draw:textarea-vertical-align="top" draw:auto-grow-height="false" fo:min-height="7.89cm" fo:min-width="6.418cm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="none"/>
      <style:paragraph-properties fo:text-align="start"/>
      <style:text-properties fo:font-size="10pt" style:font-size-asian="9pt" style:font-size-complex="9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start"/>
      <style:text-properties fo:color="#ff0000" fo:font-size="10pt"/>
    </style:style>
    <style:style style:name="P5" style:family="paragraph">
      <loext:graphic-properties draw:fill="none"/>
      <style:paragraph-properties fo:text-align="start"/>
      <style:text-properties fo:color="#ff0000" fo:font-size="10pt" style:font-size-asian="9pt" style:font-size-complex="9pt"/>
    </style:style>
    <style:style style:name="P6" style:family="paragraph">
      <style:paragraph-properties fo:text-align="start"/>
      <style:text-properties fo:color="#00a933" fo:font-size="10pt"/>
    </style:style>
    <style:style style:name="P7" style:family="paragraph">
      <loext:graphic-properties draw:fill="none"/>
      <style:paragraph-properties fo:text-align="start"/>
      <style:text-properties fo:color="#00a933" fo:font-size="10pt" style:font-size-asian="9pt" style:font-size-complex="9pt"/>
    </style:style>
    <style:style style:name="T1" style:family="text">
      <style:text-properties style:font-size-asian="9pt" style:font-size-complex="9pt"/>
    </style:style>
    <style:style style:name="T2" style:family="text">
      <style:text-properties fo:color="#ff0000" style:font-size-asian="9pt" style:font-size-complex="9pt"/>
    </style:style>
    <style:style style:name="T3" style:family="text">
      <style:text-properties fo:color="#00a933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17cm" svg:height="10.128cm" svg:x="40.533cm" svg:y="5.895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><text:s text:c="4"/></text:span><text:span text:style-name="T1">env: prod</text:span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40.533cm" svg:y="18.896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><text:s text:c="4"/></text:span><text:span text:style-name="T1">env: dev</text:span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.2-dirt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25.533cm" svg:y="5.895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/></text:p>
          <text:p text:style-name="P1"><text:span text:style-name="T1"><text:s text:c="4"/></text:span><text:span text:style-name="T1">env: prod</text:span></text:p>
          <text:p text:style-name="P1"><text:span text:style-name="T1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25.533cm" svg:y="18.896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/></text:p>
          <text:p text:style-name="P1"><text:span text:style-name="T1"><text:s text:c="4"/></text:span><text:span text:style-name="T1">env: dev</text:span></text:p>
          <text:p text:style-name="P1"><text:span text:style-name="T1">spec: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2"/></text:span><text:span text:style-name="T1">template: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.2-dirt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10.533cm" svg:y="5.895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/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3.919cm" svg:height="3.919cm" svg:x="19.596cm" svg:y="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19cm" svg:height="3.919cm" svg:x="19.596cm" svg:y="22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3" draw:layer="layout" svg:width="3.968cm" svg:height="0.771cm" svg:x="34.568cm" svg:y="9.7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968cm" svg:height="0.771cm" svg:x="34.568cm" svg:y="11.4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3.968cm" svg:height="0.771cm" svg:x="34.568cm" svg:y="22.7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968cm" svg:height="0.771cm" svg:x="34.568cm" svg:y="24.42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2" draw:layer="layout" svg:width="6.917cm" svg:height="10.128cm" svg:x="40.533cm" svg:y="5.896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><text:s text:c="4"/></text:span><text:span text:style-name="T2">env: prod</text:span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40.533cm" svg:y="18.897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><text:s text:c="3"/></text:span><text:span text:style-name="T3"><text:s/></text:span><text:span text:style-name="T3">env: dev</text:span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3">image: tinkou/worker:v2.2-dirt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draw:layer="layout" svg:width="6.917cm" svg:height="10.128cm" svg:x="25.533cm" svg:y="5.896cm">
          <text:p text:style-name="P4"><text:span text:style-name="T1"/></text:p>
          <text:p text:style-name="P4"><text:span text:style-name="T1">apiVersion: apps/v1</text:span></text:p>
          <text:p text:style-name="P4"><text:span text:style-name="T1">kind: Deployment</text:span></text:p>
          <text:p text:style-name="P4"><text:span text:style-name="T1">metadata:</text:span></text:p>
          <text:p text:style-name="P4"><text:span text:style-name="T1"><text:s text:c="2"/></text:span><text:span text:style-name="T1">name: worker</text:span></text:p>
          <text:p text:style-name="P4"><text:span text:style-name="T1"><text:s text:c="2"/></text:span><text:span text:style-name="T1">labels:</text:span></text:p>
          <text:p text:style-name="P4"><text:span text:style-name="T1"/></text:p>
          <text:p text:style-name="P4"><text:span text:style-name="T1"><text:s text:c="4"/></text:span><text:span text:style-name="T1">env: prod</text:span></text:p>
          <text:p text:style-name="P4"><text:span text:style-name="T1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draw:layer="layout" svg:width="6.917cm" svg:height="10.128cm" svg:x="25.533cm" svg:y="18.897cm">
          <text:p text:style-name="P6"><text:span text:style-name="T1"/></text:p>
          <text:p text:style-name="P6"><text:span text:style-name="T1">apiVersion: apps/v1</text:span></text:p>
          <text:p text:style-name="P6"><text:span text:style-name="T1">kind: Deployment</text:span></text:p>
          <text:p text:style-name="P6"><text:span text:style-name="T1">metadata:</text:span></text:p>
          <text:p text:style-name="P6"><text:span text:style-name="T1"><text:s text:c="2"/></text:span><text:span text:style-name="T1">name: worker</text:span></text:p>
          <text:p text:style-name="P6"><text:span text:style-name="T1"><text:s text:c="2"/></text:span><text:span text:style-name="T1">labels:</text:span></text:p>
          <text:p text:style-name="P6"><text:span text:style-name="T1"/></text:p>
          <text:p text:style-name="P6"><text:span text:style-name="T1"><text:s text:c="4"/></text:span><text:span text:style-name="T1">env: dev</text:span></text:p>
          <text:p text:style-name="P6"><text:span text:style-name="T1">spec: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<text:s text:c="2"/></text:span><text:span text:style-name="T1">template: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<text:s text:c="4"/></text:span><text:span text:style-name="T1">spec:</text:span></text:p>
          <text:p text:style-name="P6"><text:span text:style-name="T1"><text:s text:c="6"/></text:span><text:span text:style-name="T1">containers:</text:span></text:p>
          <text:p text:style-name="P6"><text:span text:style-name="T1"><text:s text:c="6"/></text:span><text:span text:style-name="T1">- name: worker</text:span></text:p>
          <text:p text:style-name="P6"><text:span text:style-name="T1"><text:s text:c="8"/></text:span><text:span text:style-name="T1">image: tinkou/worker:v2.2-dirt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6.917cm" svg:height="10.128cm" svg:x="10.533cm" svg:y="5.896cm">
          <text:p text:style-name="P1"><text:span text:style-name="T1"/></text:p>
          <text:p text:style-name="P1"><text:span text:style-name="T1">apiVersion: apps/v1</text:span></text:p>
          <text:p text:style-name="P1"><text:span text:style-name="T1">kind: Deployment</text:span></text:p>
          <text:p text:style-name="P1"><text:span text:style-name="T1">metadata:</text:span></text:p>
          <text:p text:style-name="P1"><text:span text:style-name="T1"><text:s text:c="2"/></text:span><text:span text:style-name="T1">name: worker</text:span></text:p>
          <text:p text:style-name="P1"><text:span text:style-name="T1"><text:s text:c="2"/></text:span><text:span text:style-name="T1">labels:</text:span></text:p>
          <text:p text:style-name="P1"><text:span text:style-name="T1"><text:s text:c="4"/></text:span><text:span text:style-name="T1">tinkou: worker</text:span></text:p>
          <text:p text:style-name="P1"><text:span text:style-name="T1"/></text:p>
          <text:p text:style-name="P1"><text:span text:style-name="T1">spec:</text:span></text:p>
          <text:p text:style-name="P1"><text:span text:style-name="T1"><text:s text:c="2"/></text:span><text:span text:style-name="T1">selector:</text:span></text:p>
          <text:p text:style-name="P1"><text:span text:style-name="T1"><text:s text:c="4"/></text:span><text:span text:style-name="T1">matchLabels:</text:span></text:p>
          <text:p text:style-name="P1"><text:span text:style-name="T1"><text:s text:c="6"/></text:span><text:span text:style-name="T1">tinkou: worker</text:span></text:p>
          <text:p text:style-name="P1"><text:span text:style-name="T1"><text:s text:c="2"/></text:span><text:span text:style-name="T1">template:</text:span></text:p>
          <text:p text:style-name="P1"><text:span text:style-name="T1"><text:s text:c="4"/></text:span><text:span text:style-name="T1">metadata:</text:span></text:p>
          <text:p text:style-name="P1"><text:span text:style-name="T1"><text:s text:c="6"/></text:span><text:span text:style-name="T1">labels:</text:span></text:p>
          <text:p text:style-name="P1"><text:span text:style-name="T1"><text:s text:c="8"/></text:span><text:span text:style-name="T1">tinkou: worker</text:span></text:p>
          <text:p text:style-name="P1"><text:span text:style-name="T1"><text:s text:c="4"/></text:span><text:span text:style-name="T1">spec:</text:span></text:p>
          <text:p text:style-name="P1"><text:span text:style-name="T1"><text:s text:c="6"/></text:span><text:span text:style-name="T1">containers:</text:span></text:p>
          <text:p text:style-name="P1"><text:span text:style-name="T1"><text:s text:c="6"/></text:span><text:span text:style-name="T1">- name: worker</text:span></text:p>
          <text:p text:style-name="P1"><text:span text:style-name="T1"><text:s text:c="8"/></text:span><text:span text:style-name="T1">image: tinkou/worker:v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3.919cm" svg:height="3.919cm" svg:x="19.596cm" svg:y="9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19cm" svg:height="3.919cm" svg:x="19.596cm" svg:y="22.0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55.714285714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3" draw:layer="layout" svg:width="3.968cm" svg:height="0.771cm" svg:x="34.568cm" svg:y="9.7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968cm" svg:height="0.771cm" svg:x="34.568cm" svg:y="11.4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3.968cm" svg:height="0.771cm" svg:x="34.568cm" svg:y="22.7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968cm" svg:height="0.771cm" svg:x="34.568cm" svg:y="24.42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3:15:03.091743360</meta:creation-date>
    <dc:date>2019-11-13T13:33:28.812447544</dc:date>
    <meta:editing-duration>PT8M14S</meta:editing-duration>
    <meta:editing-cycles>1</meta:editing-cycles>
    <meta:document-statistic meta:object-count="26"/>
    <meta:generator>LibreOffice/6.1.5.2$MacOSX_X86_64 LibreOffice_project/90f8dcf33c87b3705e78202e3df5142b201bd805</meta:generator>
  </office:meta>
</office:document-meta>
</file>